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9cm" loext:decorative="false"/>
      <style:paragraph-properties style:writing-mode="lr-tb"/>
    </style:style>
    <style:style style:name="gr2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0.77cm" style:writing-mode="lr-tb" loext:decorative="false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49cm" fo:min-width="0.635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749cm" fo:min-width="0.83cm" style:writing-mode="lr-tb" loext:decorative="false"/>
      <style:paragraph-properties style:writing-mode="lr-tb"/>
    </style:style>
    <style:style style:name="gr6" style:family="graphic" style:parent-style-name="standard">
      <style:graphic-properties draw:fill-color="#729fcf" draw:textarea-horizontal-align="justify" draw:textarea-vertical-align="middle" draw:auto-grow-height="false" fo:min-height="0.749cm" fo:min-width="0.635cm" style:writing-mode="lr-tb" loext:decorative="false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0.749cm" fo:min-width="0.499cm" style:writing-mode="lr-tb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749cm" fo:min-width="0.682cm" style:writing-mode="lr-tb" loext:decorative="false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0.749cm" fo:min-width="0.753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749cm" fo:min-width="0.753cm" style:writing-mode="lr-tb" loext:decorative="fals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</style:style>
    <style:style style:name="P4" style:family="paragraph">
      <style:paragraph-properties fo:text-align="center"/>
      <style:text-properties fo:font-size="12pt"/>
    </style:style>
    <style:style style:name="P5" style:family="paragraph">
      <loext:graphic-properties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</style:style>
    <style:style style:name="P7" style:family="paragraph">
      <style:paragraph-properties fo:text-align="center"/>
      <style:text-properties fo:font-size="15pt"/>
    </style:style>
    <style:style style:name="P8" style:family="paragraph">
      <style:paragraph-properties fo:text-align="center" style:writing-mode="lr-tb"/>
      <style:text-properties fo:font-size="15pt"/>
    </style:style>
    <style:style style:name="P9" style:family="paragraph">
      <loext:graphic-properties draw:fill-color="#729fcf"/>
      <style:paragraph-properties fo:text-align="center" style:writing-mode="lr-tb"/>
    </style:style>
    <style:style style:name="P10" style:family="paragraph">
      <style:paragraph-properties fo:margin-left="0cm" fo:margin-right="0cm" fo:text-align="center" fo:text-indent="0cm"/>
      <style:text-properties fo:font-size="15pt"/>
    </style:style>
    <style:style style:name="P11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5pt"/>
    </style:style>
    <style:style style:name="T1" style:family="text">
      <style:text-properties fo:font-size="12pt"/>
    </style:style>
    <style:style style:name="T2" style:family="text">
      <style:text-properties fo:font-size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49cm" svg:height="0.962cm" svg:x="1.952cm" svg:y="1.635cm">
          <draw:text-box>
            <text:p>Binary Search</text:p>
          </draw:text-box>
        </draw:frame>
        <draw:custom-shape draw:style-name="gr2" draw:text-style-name="P3" draw:layer="layout" svg:width="1.27cm" svg:height="0.999cm" svg:x="6.735cm" svg:y="4.639cm">
          <text:p text:style-name="P2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5.585cm" svg:y="4.639cm">
          <text:p text:style-name="P2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4.45cm" svg:y="4.639cm">
          <text:p text:style-name="P2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3.36cm" svg:y="4.639cm">
          <text:p text:style-name="P2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2.27cm" svg:y="4.639cm">
          <text:p text:style-name="P2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1.27cm" svg:height="0.999cm" svg:x="1.035cm" svg:y="4.639cm">
          <text:p text:style-name="P4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.27cm" svg:height="0.999cm" svg:x="6.818cm" svg:y="5.688cm">
          <text:p text:style-name="P2"><text:span text:style-name="T2">3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5.682cm" svg:y="5.688cm">
          <text:p text:style-name="P2"><text:span text:style-name="T2">3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4.545cm" svg:y="5.688cm">
          <text:p text:style-name="P2"><text:span text:style-name="T2">2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3.409cm" svg:y="5.688cm">
          <text:p text:style-name="P2"><text:span text:style-name="T2">1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2.272cm" svg:y="5.688cm">
          <text:p text:style-name="P2"><text:span text:style-name="T2">1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1.135cm" svg:height="0.999cm" svg:x="1.135cm" svg:y="5.688cm">
          <text:p text:style-name="P7"><text:span text:style-name="T2">3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135cm" svg:height="0.999cm" svg:x="15.075cm" svg:y="5.688cm">
          <text:p text:style-name="P2"><text:span text:style-name="T2">8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.33cm" svg:height="0.999cm" svg:x="16.21cm" svg:y="5.688cm">
          <text:p text:style-name="P2"><text:span text:style-name="T2">9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13.938cm" svg:y="5.688cm">
          <text:p text:style-name="P2"><text:span text:style-name="T2">8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.135cm" svg:height="0.999cm" svg:x="12.801cm" svg:y="5.688cm">
          <text:p text:style-name="P2"><text:span text:style-name="T2">7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999cm" svg:x="14.947cm" svg:y="4.639cm">
          <text:p text:style-name="P2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999cm" svg:height="0.999cm" svg:x="16.295cm" svg:y="4.639cm">
          <text:p text:style-name="P10"><text:span text:style-name="T1">1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999cm" svg:x="13.782cm" svg:y="4.639cm">
          <text:p text:style-name="P2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12.627cm" svg:y="4.639cm">
          <text:p text:style-name="P2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1.135cm" svg:height="0.999cm" svg:x="10.481cm" svg:y="5.688cm">
          <text:p text:style-name="P2"><text:span text:style-name="T2">6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1.182cm" svg:height="0.999cm" svg:x="11.617cm" svg:y="5.688cm">
          <text:p text:style-name="P2"><text:span text:style-name="T2">6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6" draw:layer="layout" svg:width="1.135cm" svg:height="0.999cm" svg:x="9.345cm" svg:y="5.688cm">
          <text:p text:style-name="P2"><text:span text:style-name="T2">5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.253cm" svg:height="0.999cm" svg:x="8.09cm" svg:y="5.688cm">
          <text:p text:style-name="P2"><text:span text:style-name="T2">4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999cm" svg:x="10.267cm" svg:y="4.639cm">
          <text:p text:style-name="P2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0.999cm" svg:height="0.999cm" svg:x="11.548cm" svg:y="4.639cm">
          <text:p text:style-name="P10"><text:span text:style-name="T1">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27cm" svg:height="0.999cm" svg:x="9.17cm" svg:y="4.639cm">
          <text:p text:style-name="P2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27cm" svg:height="0.999cm" svg:x="7.975cm" svg:y="4.639cm">
          <text:p text:style-name="P2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1.253cm" svg:height="0.999cm" svg:x="17.542cm" svg:y="5.688cm">
          <text:p text:style-name="P2"><text:span text:style-name="T2">9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999cm" svg:height="0.999cm" svg:x="17.655cm" svg:y="4.639cm">
          <text:p text:style-name="P10"><text:span text:style-name="T1">1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1.27cm" svg:height="0.999cm" svg:x="18.797cm" svg:y="5.688cm">
          <text:p text:style-name="P2"><text:span text:style-name="T2">99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1" draw:layer="layout" svg:width="0.999cm" svg:height="0.999cm" svg:x="18.931cm" svg:y="4.639cm">
          <text:p text:style-name="P10"><text:span text:style-name="T1">15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20:28:38.808243265</meta:creation-date>
    <meta:generator>LibreOffice/24.2.5.2$Linux_X86_64 LibreOffice_project/420$Build-2</meta:generator>
    <dc:date>2024-07-21T20:58:05.016323028</dc:date>
    <meta:editing-duration>PT4M33S</meta:editing-duration>
    <meta:editing-cycles>2</meta:editing-cycles>
    <meta:document-statistic meta:object-count="33"/>
  </office:meta>
</office:document-meta>
</file>